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6174in"/>
    </style:style>
    <style:style style:name="Table2.B" style:family="table-column">
      <style:table-column-properties style:column-width="0.9868in"/>
    </style:style>
    <style:style style:name="Table2.C" style:family="table-column">
      <style:table-column-properties style:column-width="0.6556in"/>
    </style:style>
    <style:style style:name="Table2.D" style:family="table-column">
      <style:table-column-properties style:column-width="1.04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375in" style:rel-column-width="8191*"/>
    </style:style>
    <style:style style:name="Table3.H" style:family="table-column">
      <style:table-column-properties style:column-width="1.0382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4d42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officeooo:paragraph-rsid="0019eb2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fo:font-size="12pt" officeooo:rsid="004e547e" officeooo:paragraph-rsid="004e547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30512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f6b0c" officeooo:paragraph-rsid="004f6b0c" style:font-size-asian="12pt" style:font-weight-asian="normal" style:font-size-complex="12pt" style:font-weight-complex="normal"/>
    </style:style>
    <style:style style:name="T1" style:family="text">
      <style:text-properties fo:font-weight="bold" officeooo:rsid="003c7f82" style:font-weight-asian="bold" style:font-weight-complex="bold"/>
    </style:style>
    <style:style style:name="T2" style:family="text">
      <style:text-properties fo:font-weight="bold" officeooo:rsid="0043ce95" style:font-weight-asian="bold" style:font-weight-complex="bold"/>
    </style:style>
    <style:style style:name="T3" style:family="text">
      <style:text-properties fo:font-weight="bold" officeooo:rsid="00264d9d" style:font-weight-asian="bold" style:font-weight-complex="bold"/>
    </style:style>
    <style:style style:name="T4" style:family="text">
      <style:text-properties fo:font-weight="bold" officeooo:rsid="001bf317" style:font-weight-asian="bold" style:font-weight-complex="bold"/>
    </style:style>
    <style:style style:name="T5" style:family="text">
      <style:text-properties fo:font-weight="bold" officeooo:rsid="0019eb27" style:font-weight-asian="bold" style:font-weight-complex="bold"/>
    </style:style>
    <style:style style:name="T6" style:family="text">
      <style:text-properties fo:font-weight="bold" officeooo:rsid="00479bde" style:font-weight-asian="bold" style:font-weight-complex="bold"/>
    </style:style>
    <style:style style:name="T7" style:family="text">
      <style:text-properties fo:font-weight="bold" officeooo:rsid="004f3412" style:font-weight-asian="bold" style:font-weight-complex="bold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officeooo:rsid="004f3412"/>
    </style:style>
    <style:style style:name="T10" style:family="text">
      <style:text-properties officeooo:rsid="004fe3d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5</text:span><text:span text:style-name="T2">0</text:span><text:span text:style-name="T1">1</text:span><text:span text:style-name="T7">b</text:span><text:span text:style-name="T3"> - </text:span><text:span text:style-name="T4">A/G</text:span><text:span text:style-name="T5"> - </text:span><text:span text:style-name="T6">Guns</text:span><text:span text:style-name="T7">ight depression tables</text:span></text:p>
      <text:p text:style-name="P1"/>
      <text:p text:style-name="P17"><text:span text:style-name="T10">(</text:span>Data from built-in kneeboards, not sure how accurate this is...<text:span text:style-name="T10">)</text:span></text:p>
      <text:p text:style-name="P1"/>
      <text:p text:style-name="P14">Mk-82 500 lb GP bomb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777976305152">
          <table:table-cell table:style-name="Table2.A1" office:value-type="string">
            <text:p text:style-name="P10">Speed</text:p>
          </table:table-cell>
          <table:table-cell table:style-name="Table2.A1" office:value-type="string">
            <text:p text:style-name="P10">Dive angle</text:p>
          </table:table-cell>
          <table:table-cell table:style-name="Table2.A1" office:value-type="string">
            <text:p text:style-name="P10">Height</text:p>
          </table:table-cell>
          <table:table-cell table:style-name="Table2.A1" office:value-type="string">
            <text:p text:style-name="P10">Depression</text:p>
          </table:table-cell>
          <table:table-cell table:style-name="Table2.A1" office:value-type="string">
            <text:p text:style-name="P10">Speed</text:p>
          </table:table-cell>
          <table:table-cell table:style-name="Table2.A1" office:value-type="string">
            <text:p text:style-name="P10">Dive angle</text:p>
          </table:table-cell>
          <table:table-cell table:style-name="Table2.A1" office:value-type="string">
            <text:p text:style-name="P10">Height</text:p>
          </table:table-cell>
          <table:table-cell table:style-name="Table2.H1" office:value-type="string">
            <text:p text:style-name="P10">Depression</text:p>
          </table:table-cell>
        </table:table-row>
        <table:table-row table:style-name="TableLine1777976313584">
          <table:table-cell table:style-name="Table2.A2" office:value-type="string">
            <text:p text:style-name="P11">250</text:p>
          </table:table-cell>
          <table:table-cell table:style-name="Table2.A2" office:value-type="string">
            <text:p text:style-name="P11">20</text:p>
          </table:table-cell>
          <table:table-cell table:style-name="Table2.A2" office:value-type="string">
            <text:p text:style-name="P8">25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11">350</text:p>
          </table:table-cell>
          <table:table-cell table:style-name="Table2.A2" office:value-type="string">
            <text:p text:style-name="P11">40</text:p>
          </table:table-cell>
          <table:table-cell table:style-name="Table2.A2" office:value-type="string">
            <text:p text:style-name="P8">1000</text:p>
          </table:table-cell>
          <table:table-cell table:style-name="Table2.H2" office:value-type="string">
            <text:p text:style-name="P8">20</text:p>
          </table:table-cell>
        </table:table-row>
        <table:table-row table:style-name="TableLine1777976302976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H2" office:value-type="string">
            <text:p text:style-name="P8">40</text:p>
          </table:table-cell>
        </table:table-row>
        <table:table-row table:style-name="TableLine1777976305696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H2" office:value-type="string">
            <text:p text:style-name="P8">50</text:p>
          </table:table-cell>
        </table:table-row>
        <table:table-row table:style-name="TableLine1777976303248">
          <table:table-cell table:style-name="Table2.A2" office:value-type="string">
            <text:p text:style-name="P11">250</text:p>
          </table:table-cell>
          <table:table-cell table:style-name="Table2.A2" office:value-type="string">
            <text:p text:style-name="P11">30</text:p>
          </table:table-cell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500</text:p>
          </table:table-cell>
          <table:table-cell table:style-name="Table2.H2" office:value-type="string">
            <text:p text:style-name="P8">80</text:p>
          </table:table-cell>
        </table:table-row>
        <table:table-row table:style-name="TableLine1777976309504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H2" office:value-type="string">
            <text:p text:style-name="P8">90</text:p>
          </table:table-cell>
        </table:table-row>
        <table:table-row table:style-name="TableLine1777976305968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4000</text:p>
          </table:table-cell>
          <table:table-cell table:style-name="Table2.H2" office:value-type="string">
            <text:p text:style-name="P8">110</text:p>
          </table:table-cell>
        </table:table-row>
        <table:table-row table:style-name="TableLine1777976306240">
          <table:table-cell table:style-name="Table2.A2" office:value-type="string">
            <text:p text:style-name="P11">300</text:p>
          </table:table-cell>
          <table:table-cell table:style-name="Table2.A2" office:value-type="string">
            <text:p text:style-name="P11">30</text:p>
          </table:table-cell>
          <table:table-cell table:style-name="Table2.A2" office:value-type="string">
            <text:p text:style-name="P8">500</text:p>
          </table:table-cell>
          <table:table-cell table:style-name="Table2.A2" office:value-type="string">
            <text:p text:style-name="P8">3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4500</text:p>
          </table:table-cell>
          <table:table-cell table:style-name="Table2.H2" office:value-type="string">
            <text:p text:style-name="P8">120</text:p>
          </table:table-cell>
        </table:table-row>
        <table:table-row table:style-name="TableLine177797630868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50</text:p>
          </table:table-cell>
          <table:table-cell table:style-name="Table2.A2" office:value-type="string">
            <text:p text:style-name="P11">400</text:p>
          </table:table-cell>
          <table:table-cell table:style-name="Table2.A2" office:value-type="string">
            <text:p text:style-name="P12">30</text:p>
          </table:table-cell>
          <table:table-cell table:style-name="Table2.A2" office:value-type="string">
            <text:p text:style-name="P8">1000</text:p>
          </table:table-cell>
          <table:table-cell table:style-name="Table2.H2" office:value-type="string">
            <text:p text:style-name="P8">20</text:p>
          </table:table-cell>
        </table:table-row>
        <table:table-row table:style-name="TableLine1777976311136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H2" office:value-type="string">
            <text:p text:style-name="P8">60</text:p>
          </table:table-cell>
        </table:table-row>
        <table:table-row table:style-name="TableLine1777976303792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H2" office:value-type="string">
            <text:p text:style-name="P8">60</text:p>
          </table:table-cell>
        </table:table-row>
        <table:table-row table:style-name="TableLine1777976307600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2000</text:p>
          </table:table-cell>
          <table:table-cell table:style-name="Table2.A2" office:value-type="string">
            <text:p text:style-name="P8">120</text:p>
          </table:table-cell>
          <table:table-cell table:style-name="Table2.A2" office:value-type="string">
            <text:p text:style-name="P12">400</text:p>
          </table:table-cell>
          <table:table-cell table:style-name="Table2.A2" office:value-type="string">
            <text:p text:style-name="P12">40</text:p>
          </table:table-cell>
          <table:table-cell table:style-name="Table2.A2" office:value-type="string">
            <text:p text:style-name="P8">750</text:p>
          </table:table-cell>
          <table:table-cell table:style-name="Table2.H2" office:value-type="string">
            <text:p text:style-name="P8">25</text:p>
          </table:table-cell>
        </table:table-row>
        <table:table-row table:style-name="TableLine1777976308960">
          <table:table-cell table:style-name="Table2.A2" office:value-type="string">
            <text:p text:style-name="P11">300</text:p>
          </table:table-cell>
          <table:table-cell table:style-name="Table2.A2" office:value-type="string">
            <text:p text:style-name="P11">40</text:p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4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000</text:p>
          </table:table-cell>
          <table:table-cell table:style-name="Table2.H2" office:value-type="string">
            <text:p text:style-name="P8">40</text:p>
          </table:table-cell>
        </table:table-row>
        <table:table-row table:style-name="TableLine177797631494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250</text:p>
          </table:table-cell>
          <table:table-cell table:style-name="Table2.H2" office:value-type="string">
            <text:p text:style-name="P8">45</text:p>
          </table:table-cell>
        </table:table-row>
        <table:table-row table:style-name="TableLine177797631630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200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H2" office:value-type="string">
            <text:p text:style-name="P8">55</text:p>
          </table:table-cell>
        </table:table-row>
        <table:table-row table:style-name="TableLine1777976299168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750</text:p>
          </table:table-cell>
          <table:table-cell table:style-name="Table2.H2" office:value-type="string">
            <text:p text:style-name="P8">65</text:p>
          </table:table-cell>
        </table:table-row>
        <table:table-row table:style-name="TableLine1777976300800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A2" office:value-type="string">
            <text:p text:style-name="P8">12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H2" office:value-type="string">
            <text:p text:style-name="P8">70</text:p>
          </table:table-cell>
        </table:table-row>
        <table:table-row table:style-name="TableLine1777976299984">
          <table:table-cell table:style-name="Table2.A2" office:value-type="string">
            <text:p text:style-name="P11">350</text:p>
          </table:table-cell>
          <table:table-cell table:style-name="Table2.A2" office:value-type="string">
            <text:p text:style-name="P11">30</text:p>
          </table:table-cell>
          <table:table-cell table:style-name="Table2.A2" office:value-type="string">
            <text:p text:style-name="P8">750</text:p>
          </table:table-cell>
          <table:table-cell table:style-name="Table2.A2" office:value-type="string">
            <text:p text:style-name="P8">3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250</text:p>
          </table:table-cell>
          <table:table-cell table:style-name="Table2.H2" office:value-type="string">
            <text:p text:style-name="P8">85</text:p>
          </table:table-cell>
        </table:table-row>
        <table:table-row table:style-name="TableLine1777976303520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000</text:p>
          </table:table-cell>
          <table:table-cell table:style-name="Table2.A2" office:value-type="string">
            <text:p text:style-name="P8">5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500</text:p>
          </table:table-cell>
          <table:table-cell table:style-name="Table2.H2" office:value-type="string">
            <text:p text:style-name="P8">90</text:p>
          </table:table-cell>
        </table:table-row>
        <table:table-row table:style-name="TableLine1777976312224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8">7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750</text:p>
          </table:table-cell>
          <table:table-cell table:style-name="Table2.H2" office:value-type="string">
            <text:p text:style-name="P8">100</text:p>
          </table:table-cell>
        </table:table-row>
        <table:table-row table:style-name="TableLine177797631331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000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H2" office:value-type="string">
            <text:p text:style-name="P8">110</text:p>
          </table:table-cell>
        </table:table-row>
        <table:table-row table:style-name="TableLine1777976304064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2500</text:p>
          </table:table-cell>
          <table:table-cell table:style-name="Table2.D22" office:value-type="float" office:value="110">
            <text:p text:style-name="P8">11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500</text:p>
          </table:table-cell>
          <table:table-cell table:style-name="Table2.H2" office:value-type="string">
            <text:p text:style-name="P8">120</text:p>
          </table:table-cell>
        </table:table-row>
        <table:table-row table:style-name="TableLine1777976304336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>3000</text:p>
          </table:table-cell>
          <table:table-cell table:style-name="Table2.A2" office:value-type="string">
            <text:p text:style-name="P8">120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</table:table>
      <text:p text:style-name="P4"/>
      <text:p text:style-name="P2"><text:span text:style-name="T9">M151 HE </text:span>Rockets</text:p>
      <table:table table:name="Table3" table:style-name="Table3">
        <table:table-column table:style-name="Table3.A" table:number-columns-repeated="7"/>
        <table:table-column table:style-name="Table3.H"/>
        <table:table-row table:style-name="TableLine1777976302432">
          <table:table-cell table:style-name="Table3.A1" office:value-type="string">
            <text:p text:style-name="P10">Speed</text:p>
          </table:table-cell>
          <table:table-cell table:style-name="Table3.A1" office:value-type="string">
            <text:p text:style-name="P10">Dive angle</text:p>
          </table:table-cell>
          <table:table-cell table:style-name="Table3.A1" office:value-type="string">
            <text:p text:style-name="P10">Height</text:p>
          </table:table-cell>
          <table:table-cell table:style-name="Table3.A1" office:value-type="string">
            <text:p text:style-name="P10">Depression</text:p>
          </table:table-cell>
          <table:table-cell table:style-name="Table3.A1" office:value-type="string">
            <text:p text:style-name="P10">Speed</text:p>
          </table:table-cell>
          <table:table-cell table:style-name="Table3.A1" office:value-type="string">
            <text:p text:style-name="P10">Dive angle</text:p>
          </table:table-cell>
          <table:table-cell table:style-name="Table3.A1" office:value-type="string">
            <text:p text:style-name="P10">Height</text:p>
          </table:table-cell>
          <table:table-cell table:style-name="Table3.H1" office:value-type="string">
            <text:p text:style-name="P10">Depression</text:p>
          </table:table-cell>
        </table:table-row>
        <table:table-row table:style-name="TableLine1777976309776">
          <table:table-cell table:style-name="Table3.A2" office:value-type="string">
            <text:p text:style-name="P13">300</text:p>
          </table:table-cell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6">750</text:p>
          </table:table-cell>
          <table:table-cell table:style-name="Table3.A2" office:value-type="string">
            <text:p text:style-name="P6">25</text:p>
          </table:table-cell>
          <table:table-cell table:style-name="Table3.A2" office:value-type="string">
            <text:p text:style-name="P13">300</text:p>
          </table:table-cell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3"><text:span text:style-name="T8">2</text:span><text:bookmark text:name="page492R_mcid16111"/><text:span text:style-name="T8">50</text:span></text:p>
          </table:table-cell>
          <table:table-cell table:style-name="Table3.H2" office:value-type="string">
            <text:p text:style-name="P6">25</text:p>
          </table:table-cell>
        </table:table-row>
        <table:table-row table:style-name="TableLine1777976310048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1350</text:p>
          </table:table-cell>
          <table:table-cell table:style-name="Table3.A2" office:value-type="string">
            <text:p text:style-name="P6">3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"><text:span text:style-name="T8">130</text:span><text:bookmark text:name="page492R_mcid17111"/><text:span text:style-name="T8">0</text:span></text:p>
          </table:table-cell>
          <table:table-cell table:style-name="Table3.H2" office:value-type="string">
            <text:p text:style-name="P6">30</text:p>
          </table:table-cell>
        </table:table-row>
        <table:table-row table:style-name="TableLine1777976310864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2600</text:p>
          </table:table-cell>
          <table:table-cell table:style-name="Table3.A2" office:value-type="string">
            <text:p text:style-name="P6">3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"><text:span text:style-name="T8">23</text:span><text:bookmark text:name="page492R_mcid18111"/><text:span text:style-name="T8">00</text:span></text:p>
          </table:table-cell>
          <table:table-cell table:style-name="Table3.H2" office:value-type="string">
            <text:p text:style-name="P6">35</text:p>
          </table:table-cell>
        </table:table-row>
        <table:table-row table:style-name="TableLine1777976311408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3000</text:p>
          </table:table-cell>
          <table:table-cell table:style-name="Table3.A2" office:value-type="string">
            <text:p text:style-name="P6">4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"><text:span text:style-name="T8">34</text:span><text:bookmark text:name="page492R_mcid19111"/><text:span text:style-name="T8">00</text:span></text:p>
          </table:table-cell>
          <table:table-cell table:style-name="Table3.H2" office:value-type="string">
            <text:p text:style-name="P6">40</text:p>
          </table:table-cell>
        </table:table-row>
        <table:table-row table:style-name="TableLine1777976311680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4200</text:p>
          </table:table-cell>
          <table:table-cell table:style-name="Table3.A2" office:value-type="string">
            <text:p text:style-name="P6">4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"><text:span text:style-name="T8">40</text:span><text:bookmark text:name="page492R_mcid20111"/><text:span text:style-name="T8">00</text:span></text:p>
          </table:table-cell>
          <table:table-cell table:style-name="Table3.H2" office:value-type="string">
            <text:p text:style-name="P6">45</text:p>
          </table:table-cell>
        </table:table-row>
        <table:table-row table:style-name="TableLine1777976311952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4500</text:p>
          </table:table-cell>
          <table:table-cell table:style-name="Table3.A2" office:value-type="string">
            <text:p text:style-name="P6">5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"><text:span text:style-name="T8">47</text:span><text:bookmark text:name="page492R_mcid21111"/><text:span text:style-name="T8">00</text:span></text:p>
          </table:table-cell>
          <table:table-cell table:style-name="Table3.H2" office:value-type="string">
            <text:p text:style-name="P6">50</text:p>
          </table:table-cell>
        </table:table-row>
        <table:table-row table:style-name="TableLine1777976313856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4800</text:p>
          </table:table-cell>
          <table:table-cell table:style-name="Table3.A2" office:value-type="string">
            <text:p text:style-name="P6">5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"><text:span text:style-name="T8">53</text:span><text:bookmark text:name="page492R_mcid22111"/><text:span text:style-name="T8">00</text:span></text:p>
          </table:table-cell>
          <table:table-cell table:style-name="Table3.H2" office:value-type="string">
            <text:p text:style-name="P6">60</text:p>
          </table:table-cell>
        </table:table-row>
        <table:table-row table:style-name="TableLine1777976314128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5200</text:p>
          </table:table-cell>
          <table:table-cell table:style-name="Table3.A2" office:value-type="string">
            <text:p text:style-name="P6">6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3"><text:span text:style-name="T8">65</text:span><text:bookmark text:name="page492R_mcid23111"/><text:span text:style-name="T8">00</text:span></text:p>
          </table:table-cell>
          <table:table-cell table:style-name="Table3.H2" office:value-type="string">
            <text:p text:style-name="P3"><text:span text:style-name="T8">7</text:span><text:bookmark text:name="page492R_mcid23611"/><text:span text:style-name="T8">0</text:span></text:p>
          </table:table-cell>
        </table:table-row>
        <table:table-row table:style-name="TableLine1777976314400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5600</text:p>
          </table:table-cell>
          <table:table-cell table:style-name="Table3.A2" office:value-type="string">
            <text:p text:style-name="P6">6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H2" office:value-type="string">
            <text:p text:style-name="P7"/>
          </table:table-cell>
        </table:table-row>
        <table:table-row table:style-name="TableLine1777976314672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6100</text:p>
          </table:table-cell>
          <table:table-cell table:style-name="Table3.A2" office:value-type="string">
            <text:p text:style-name="P6">7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H2" office:value-type="string">
            <text:p text:style-name="P7"/>
          </table:table-cell>
        </table:table-row>
        <table:table-row table:style-name="TableLine1777976301616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>6600</text:p>
          </table:table-cell>
          <table:table-cell table:style-name="Table3.A2" office:value-type="string">
            <text:p text:style-name="P6">75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H2" office:value-type="string">
            <text:p text:style-name="P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9T18:24:55.824000000</dc:date>
    <meta:editing-duration>PT11H19M</meta:editing-duration>
    <meta:editing-cycles>49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64" meta:word-count="189" meta:character-count="688" meta:non-whitespace-character-count="663"/>
  </office:meta>
</office:document-meta>
</file>